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1" style:family="table">
      <style:table-properties style:width="18.602cm" table:align="margins"/>
    </style:style>
    <style:style style:name="Táboa1.A" style:family="table-column">
      <style:table-column-properties style:column-width="18.602cm" style:rel-column-width="65535*"/>
    </style:style>
    <style:style style:name="Táboa1.A1" style:family="table-cell">
      <style:table-cell-properties fo:padding="0.097cm" fo:border="0.05pt solid #000000"/>
    </style:style>
    <style:style style:name="P1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style:font-name="Liberation Sans1" fo:font-size="10pt" officeooo:rsid="001d34c9" officeooo:paragraph-rsid="001d34c9" style:font-size-asian="10pt" style:font-size-complex="10pt"/>
    </style:style>
    <style:style style:name="P6" style:family="paragraph" style:parent-style-name="Table_20_Contents">
      <style:text-properties style:font-name="Liberation Sans1" fo:font-size="10pt" fo:font-weight="bold" officeooo:rsid="001d34c9" officeooo:paragraph-rsid="001d34c9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Liberation Sans1" fo:font-size="10pt" style:font-size-asian="10pt" style:font-size-complex="10pt"/>
    </style:style>
    <style:style style:name="P8" style:family="paragraph" style:parent-style-name="Text_20_body" style:list-style-name="L2">
      <style:text-properties style:font-name="Liberation Sans1" fo:font-size="10pt" style:font-size-asian="10pt" style:font-size-complex="10pt"/>
    </style:style>
    <style:style style:name="P9" style:family="paragraph" style:parent-style-name="Text_20_body" style:list-style-name="L3">
      <style:text-properties style:font-name="Liberation Sans1" fo:font-size="10pt" style:font-size-asian="10pt" style:font-size-complex="10pt"/>
    </style:style>
    <style:style style:name="P10" style:family="paragraph" style:parent-style-name="Text_20_body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style:font-name="Liberation Sans" fo:font-size="10pt" officeooo:rsid="000752a9" style:font-size-asian="10pt" style:font-size-complex="10pt"/>
    </style:style>
    <style:style style:name="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7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2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21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2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tividade 3:</text:p>
      <text:p text:style-name="P10">Elaboramos o plan de negocio</text:p>
      <text:p text:style-name="P7">Á vista do estudado nesta unidade, completa os seguintes datos do teu plan de negocio:</text:p>
      <text:list xml:id="list3926943491181140482" text:style-name="L2">
        <text:list-item>
          <text:p text:style-name="P8">Clasifica a túa futura empresa atendendo aos criterios de clasificación establecidos no tema (sector económico, actividade, tamaño, titularidade do capital, ámbito territorial...).</text:p>
        </text:list-item>
        <text:list-item>
          <text:p text:style-name="P8">Decide unha forma xurídica para a túa futura empresa e xustifica por que a elixiches.</text:p>
        </text:list-item>
      </text:list>
      <text:p text:style-name="P7">Indica: ademais:</text:p>
      <text:list xml:id="list8625361719760972683" text:style-name="L3">
        <text:list-item>
          <text:p text:style-name="P9">a denominación social.</text:p>
        </text:list-item>
        <text:list-item>
          <text:p text:style-name="P9">as persoas que a integran.</text:p>
        </text:list-item>
        <text:list-item>
          <text:p text:style-name="P9">canto achega cada socio ou socia e, no seu caso, cantas participacións ou accións lle corresponden.</text:p>
        </text:list-item>
        <text:list-item>
          <text:p text:style-name="P9">responsabilidade ante as débedas.</text:p>
        </text:list-item>
      </text:list>
      <table:table table:name="Táboa1" table:style-name="Táboa1">
        <table:table-column table:style-name="Táboa1.A"/>
        <table:table-row>
          <table:table-cell table:style-name="Táboa1.A1" office:value-type="string">
            <text:p text:style-name="P5"><text:span text:style-name="T8">A miña empresa chámase:</text:span> daHorta S.L.</text:p>
            <text:p text:style-name="P5"/>
            <text:p text:style-name="P5"><text:span text:style-name="T8">O domicilio social é:</text:span> Rúa Sineiro 18 Baixo</text:p>
            <text:p text:style-name="P5"/>
            <text:p text:style-name="P5"><text:span text:style-name="T8">Na localidade de: </text:span>Ogrove. Provincia de: Pontevedra</text:p>
            <text:p text:style-name="P5"/>
            <text:p text:style-name="P5"><text:span text:style-name="T8">Optei como forma xurídica a de: </text:span>Sociedade Limitada</text:p>
            <text:p text:style-name="P5">Porque desexamos crear os nosos propios postos de traballo e posemos, entre os tres, máis de 3.005,06 € para incluílo como capital inicial, ademáis de querer limitar a responsabilidade ao invertido na sociedade, prevendo gañar menos de 50.000,00 € anuais (polo menos no primeiro ano)</text:p>
            <text:p text:style-name="P5"/>
            <text:p text:style-name="P6">As persoas que integran a miña empresa son:</text:p>
            <text:p text:style-name="P6"/>
            <text:p text:style-name="P5">- Adrián Álvarez Lois: Técnico Superior en Desenrolo de Aplicacións Web, cunha ampla experiencia en docencia informática, y como técnico hardware. Actualmente desempleado. Desenrolará las tarefas de dirección, formación e servizo técnico.</text:p>
            <text:p text:style-name="P5"/>
            <text:p text:style-name="P5"><text:s/>- Isabel Díaz Fernández: Técnico Superior en Administración e Gestión de Empresas. Posúe unha ampla experiencia como administrativa de xestión. Actualmente traballa na empresa pública, polo que pedirá unha excedencia e se encargará das tarefas de marketing, atención ao cliente e control de stock.</text:p>
            <text:p text:style-name="P5"/>
            <text:p text:style-name="P5">- Xan Lamelas Afonso: Enxeñeiro informático, con escasa experiencia pero cunha grande ilusión por amosar os seus coñecimentos. Actualmente está desempregado. As súas tarefas serán as de desenrolo web, programación e posicionamento.</text:p>
            <text:p text:style-name="P5"/>
            <text:p text:style-name="P5">O capital social é de 9.000,00 € aportado por cada un dos tres socios a partes iguais.</text:p>
            <text:p text:style-name="P5">Ao ter elixido como forma xurídica a de Sociedade Limitada, a responsabilidade ante as débedas sociais é Limitada ao invertido na sociedade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MP4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officeooo:rsid="000752a9" style:font-size-asian="10pt" style:font-size-complex="10pt"/>
    </style:style>
    <style:style style:name="MT4" style:family="text">
      <style:text-properties style:font-name="Liberation Sans" fo:font-size="10pt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MT8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Tipos de Empresas</text:span><text:span text:style-name="MT4">_</text:span><text:span text:style-name="MT5">UD</text:span><text:span text:style-name="MT6">0</text:span><text:span text:style-name="MT7">4</text:span></text:h>
      </style:header>
      <style:footer>
        <text:p text:style-name="MP4"><text:span text:style-name="MT8">ADRIÁN_ÁLVAREZ_LOIS</text:span>_EIE04_Tarefa<text:tab/><text:tab/> <text:s/><text:span text:style-name="MT8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6:20.074929415</meta:creation-date>
    <dc:date>2017-02-14T23:20:38.325109631</dc:date>
    <meta:editing-duration>PT48M50S</meta:editing-duration>
    <meta:editing-cycles>10</meta:editing-cycles>
    <meta:generator>LibreOffice/5.2.5.1$Linux_X86_64 LibreOffice_project/20m0$Build-1</meta:generator>
    <meta:document-statistic meta:table-count="1" meta:image-count="0" meta:object-count="0" meta:page-count="1" meta:paragraph-count="25" meta:word-count="334" meta:character-count="2191" meta:non-whitespace-character-count="1884"/>
  </office:meta>
</office:document-meta>
</file>